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8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9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9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9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9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9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1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1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1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1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14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15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1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12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12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15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16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1021" table:default-cell-style-name="ce8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Walmart – electrical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bay – buttset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 table:number-rows-repeated="16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 table:number-rows-repeated="3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0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83])" office:value-type="float" office:value="1550.87" calcext:value-type="float">
            <text:p>1550.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 table:number-rows-repeated="8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87:.C97])" office:value-type="float" office:value="-530.52" calcext:value-type="float">
            <text:p>-530.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99])" office:value-type="float" office:value="1020.35" calcext:value-type="float">
            <text:p>1020.35</text:p>
          </table:table-cell>
          <table:table-cell table:number-columns-repeated="1020"/>
        </table:table-row>
        <table:table-row table:style-name="ro1" table:number-rows-repeated="1048442">
          <table:table-cell table:number-columns-repeated="1024"/>
        </table:table-row>
        <table:table-row table:style-name="ro2" table:number-rows-repeated="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5">0000-00-00</text:date>, <text:time style:data-style-name="N2" text:time-value="10:45:44.363354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05T10:47:49.124966196</dc:date>
    <meta:editing-duration>P3DT17H31M4S</meta:editing-duration>
    <meta:editing-cycles>480</meta:editing-cycles>
    <meta:generator>LibreOffice/6.4.7.2$Linux_X86_64 LibreOffice_project/40$Build-2</meta:generator>
    <meta:document-statistic meta:table-count="8" meta:cell-count="1763" meta:object-count="0"/>
  </office:meta>
</office:document-meta>
</file>